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 Serif Collection" svg:font-family="'Sans Serif Collection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style:contextual-spacing="false" fo:line-height="100%" fo:text-indent="0.101cm" style:auto-text-indent="false" style:writing-mode="lr-tb"/>
      <style:text-properties style:font-name="Tahoma" fo:font-size="10pt" style:font-size-asian="10pt" style:font-size-complex="10pt"/>
    </style:style>
    <style:style style:name="P2" style:family="paragraph" style:parent-style-name="Normal_20__28_Web_29_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style:font-name="Tahoma" fo:font-size="10pt" fo:language="ru" fo:country="RU" officeooo:rsid="0028e360" officeooo:paragraph-rsid="0028e360" style:font-size-asian="10pt" style:font-size-complex="10pt"/>
    </style:style>
    <style:style style:name="P3" style:family="paragraph" style:parent-style-name="Normal_20__28_Web_29_">
      <style:paragraph-properties fo:margin-left="0cm" fo:margin-right="0cm" fo:margin-top="0cm" fo:margin-bottom="0cm" style:contextual-spacing="false" fo:line-height="100%" fo:text-indent="0.101cm" style:auto-text-indent="false" style:writing-mode="lr-tb"/>
      <style:text-properties fo:color="#666666" loext:opacity="100%" style:font-name="Courier New" fo:font-size="9pt" officeooo:paragraph-rsid="0028e360" style:font-size-asian="9pt" style:font-size-complex="9pt"/>
    </style:style>
    <style:style style:name="P4" style:family="paragraph" style:parent-style-name="Normal_20__28_Web_29_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style:font-name="Courier New" fo:font-size="9pt" fo:language="ru" fo:country="RU" officeooo:rsid="0028e360" officeooo:paragraph-rsid="0028e360" style:font-size-asian="9pt" style:font-size-complex="9pt"/>
    </style:style>
    <style:style style:name="P5" style:family="paragraph" style:parent-style-name="Normal_20__28_Web_29_">
      <style:paragraph-properties fo:margin-left="0cm" fo:margin-right="0cm" fo:margin-top="0cm" fo:margin-bottom="0cm" style:contextual-spacing="false" fo:line-height="100%" fo:text-indent="0.101cm" style:auto-text-indent="false" style:writing-mode="lr-tb"/>
      <style:text-properties style:font-name="Tahoma" fo:font-size="10pt" officeooo:paragraph-rsid="0028e360" style:font-size-asian="10pt" style:font-size-complex="10pt"/>
    </style:style>
    <style:style style:name="P6" style:family="paragraph" style:parent-style-name="Normal_20__28_Web_29_">
      <style:paragraph-properties fo:margin-left="0cm" fo:margin-right="0cm" fo:margin-top="0cm" fo:margin-bottom="0cm" style:contextual-spacing="false" fo:line-height="100%" fo:text-indent="0.101cm" style:auto-text-indent="false" style:writing-mode="lr-tb"/>
      <style:text-properties style:font-name="Tahoma" fo:font-size="10pt" fo:language="en" fo:country="US" officeooo:rsid="00263b18" officeooo:paragraph-rsid="0028e360" style:font-size-asian="10pt" style:font-size-complex="10pt"/>
    </style:style>
    <style:style style:name="P7" style:family="paragraph" style:parent-style-name="Normal_20__28_Web_29_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style:font-name="Tahoma" fo:font-size="10pt" style:font-size-asian="10pt" style:font-size-complex="10pt"/>
    </style:style>
    <style:style style:name="P8" style:family="paragraph" style:parent-style-name="Normal_20__28_Web_29_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Tahoma" fo:font-size="10pt" style:font-size-asian="10pt" style:font-size-complex="10pt"/>
    </style:style>
    <style:style style:name="P9" style:family="paragraph" style:parent-style-name="Normal_20__28_Web_29_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style:font-name="Tahoma" fo:font-size="10pt" officeooo:paragraph-rsid="002a4271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style:font-name="Tahoma" fo:font-size="10pt" style:font-size-asian="10pt" style:font-size-complex="10pt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8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1">
      <style:paragraph-properties fo:margin-top="0cm" fo:margin-bottom="0cm" style:contextual-spacing="false"/>
    </style:style>
    <style:style style:name="P33" style:family="paragraph" style:parent-style-name="Text_20_body" style:list-style-name="L11"/>
    <style:style style:name="P34" style:family="paragraph" style:parent-style-name="Text_20_body" style:list-style-name="L12">
      <style:paragraph-properties fo:margin-top="0cm" fo:margin-bottom="0cm" style:contextual-spacing="false"/>
    </style:style>
    <style:style style:name="P35" style:family="paragraph" style:parent-style-name="Text_20_body" style:list-style-name="L12"/>
    <style:style style:name="P36" style:family="paragraph" style:parent-style-name="Text_20_body" style:list-style-name="L13">
      <style:paragraph-properties fo:margin-top="0cm" fo:margin-bottom="0cm" style:contextual-spacing="false"/>
    </style:style>
    <style:style style:name="P37" style:family="paragraph" style:parent-style-name="Text_20_body" style:list-style-name="L13"/>
    <style:style style:name="P38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style:font-name="Times New Roman"/>
    </style:style>
    <style:style style:name="T2" style:family="text">
      <style:text-properties fo:language="en" fo:country="US" style:font-name-complex="Liberation Mono2"/>
    </style:style>
    <style:style style:name="T3" style:family="text">
      <style:text-properties style:font-name-complex="Liberation Mono2"/>
    </style:style>
    <style:style style:name="T4" style:family="text">
      <style:text-properties fo:language="en" fo:country="US" officeooo:rsid="002562a7" style:font-name-complex="Liberation Mono2"/>
    </style:style>
    <style:style style:name="T5" style:family="text">
      <style:text-properties fo:language="ru" fo:country="RU" officeooo:rsid="002562a7" style:font-name-complex="Liberation Mono2"/>
    </style:style>
    <style:style style:name="T6" style:family="text">
      <style:text-properties fo:language="ru" fo:country="RU" officeooo:rsid="0023e39a" style:font-name-complex="Liberation Mono2"/>
    </style:style>
    <style:style style:name="T7" style:family="text">
      <style:text-properties fo:language="en" fo:country="US" officeooo:rsid="0023e39a" style:font-name-complex="Liberation Mono2"/>
    </style:style>
    <style:style style:name="T8" style:family="text">
      <style:text-properties fo:language="ru" fo:country="RU" officeooo:rsid="00263b18" style:font-name-complex="Liberation Mono2"/>
    </style:style>
    <style:style style:name="T9" style:family="text">
      <style:text-properties fo:language="ru" fo:country="RU" style:font-name-complex="Liberation Mono2"/>
    </style:style>
    <style:style style:name="T10" style:family="text">
      <style:text-properties fo:language="ru" fo:country="RU" officeooo:rsid="0027223f" style:font-name-complex="Liberation Mono2"/>
    </style:style>
    <style:style style:name="T11" style:family="text">
      <style:text-properties officeooo:rsid="0029b509" style:font-name-complex="Liberation Mono2"/>
    </style:style>
    <style:style style:name="T12" style:family="text">
      <style:text-properties fo:language="ru" fo:country="RU" officeooo:rsid="0029b509"/>
    </style:style>
    <style:style style:name="T13" style:family="text">
      <style:text-properties officeooo:rsid="0029b509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Анализ эффективности индексов таблицы «messages»</text:span></text:p>
      <text:p text:style-name="P2" loext:marker-style-name="T1"><text:span text:style-name="T3"/></text:p>
      <text:p text:style-name="P3" loext:marker-style-name="T1"><text:span text:style-name="T2">CREATE TABLE messages</text:span></text:p>
      <text:p text:style-name="P3" loext:marker-style-name="T1"><text:span text:style-name="T2">(</text:span></text:p>
      <text:p text:style-name="P3" loext:marker-style-name="T1"><text:span text:style-name="T2">id bigserial,</text:span></text:p>
      <text:p text:style-name="P3" loext:marker-style-name="T1"><text:span text:style-name="T2">profile_id bigint NOT NULL,</text:span></text:p>
      <text:p text:style-name="P3" loext:marker-style-name="T1"><text:span text:style-name="T2">template_id bigint NOT NULL,</text:span></text:p>
      <text:p text:style-name="P3" loext:marker-style-name="T1"><text:span text:style-name="T2">send_status boolean,</text:span></text:p>
      <text:p text:style-name="P3" loext:marker-style-name="T1"><text:span text:style-name="T2">delivery_status boolean,</text:span></text:p>
      <text:p text:style-name="P3" loext:marker-style-name="T1"><text:span text:style-name="T2">close_status boolean,</text:span></text:p>
      <text:p text:style-name="P3" loext:marker-style-name="T1"><text:span text:style-name="T2">click_status boolean,</text:span></text:p>
      <text:p text:style-name="P3" loext:marker-style-name="T1"><text:span text:style-name="T2">read_status boolean,</text:span></text:p>
      <text:p text:style-name="P3" loext:marker-style-name="T1"><text:span text:style-name="T2">remove_status boolean,</text:span></text:p>
      <text:p text:style-name="P3" loext:marker-style-name="T1"><text:span text:style-name="T2">transaction_time bigint DEFAULT 0 NOT NULL,</text:span></text:p>
      <text:p text:style-name="P3" loext:marker-style-name="T1"><text:span text:style-name="T2">click_text boolean DEFAULT FALSE,</text:span></text:p>
      <text:p text:style-name="P3" loext:marker-style-name="T1"><text:span text:style-name="T2">click_button2 boolean DEFAULT FALSE,</text:span></text:p>
      <text:p text:style-name="P3" loext:marker-style-name="T1"><text:span text:style-name="T2">click_button1 boolean DEFAULT FALSE,</text:span></text:p>
      <text:p text:style-name="P3" loext:marker-style-name="T1"><text:span text:style-name="T2">click_button3 boolean DEFAULT FALSE,</text:span></text:p>
      <text:p text:style-name="P3" loext:marker-style-name="T1"><text:span text:style-name="T2">attributes jsonb DEFAULT '{}'::jsonb,</text:span></text:p>
      <text:p text:style-name="P3" loext:marker-style-name="T1"><text:span text:style-name="T2">time_to_send bigint,</text:span></text:p>
      <text:p text:style-name="P3" loext:marker-style-name="T1"><text:span text:style-name="T2">created_at bigint DEFAULT 0,</text:span></text:p>
      <text:p text:style-name="P3" loext:marker-style-name="T1"><text:span text:style-name="T2">trigger_uuid text DEFAULT ''::text NOT NULL,</text:span></text:p>
      <text:p text:style-name="P3" loext:marker-style-name="T1"><text:span text:style-name="T2">try_integration_send boolean,</text:span></text:p>
      <text:p text:style-name="P3" loext:marker-style-name="T1"><text:span text:style-name="T2">repeat integer DEFAULT 0 NOT NULL,</text:span></text:p>
      <text:p text:style-name="P3" loext:marker-style-name="T1"><text:span text:style-name="T2"/></text:p>
      <text:p text:style-name="P3" loext:marker-style-name="T1"><text:span text:style-name="T2">PRIMARY KEY (profile_id, template_id, trigger_uuid, repeat)</text:span></text:p>
      <text:p text:style-name="P3" loext:marker-style-name="T1"><text:span text:style-name="T2">) WITH (AUTOVACUUM_ANALYZE_THRESHOLD = 50, AUTOVACUUM_VACUUM_SCALE_FACTOR = 0.001, AUTOVACUUM_ANALYZE_SCALE_FACTOR = 0.005, FILLFACTOR = 90);</text:span></text:p>
      <text:p text:style-name="P3" loext:marker-style-name="T1"><text:span text:style-name="T2"/></text:p>
      <text:p text:style-name="P3" loext:marker-style-name="T1"><text:span text:style-name="T2">CREATE INDEX messages_id_idx ON messages (id);</text:span></text:p>
      <text:p text:style-name="P3" loext:marker-style-name="T1"><text:span text:style-name="T2">CREATE INDEX messages_profile_id_idx ON messages (profile_id);</text:span></text:p>
      <text:p text:style-name="P3" loext:marker-style-name="T1"><text:span text:style-name="T2">CREATE INDEX messages_template_id_idx ON messages (template_id DESC);</text:span></text:p>
      <text:p text:style-name="P3" loext:marker-style-name="T1"><text:span text:style-name="T2">CREATE INDEX messages_created_at_idx ON messages (created_at);</text:span></text:p>
      <text:p text:style-name="P3" loext:marker-style-name="T1"><text:span text:style-name="T2">CREATE INDEX messages_tis_idx ON messages (try_integration_send);</text:span></text:p>
      <text:p text:style-name="P3" loext:marker-style-name="T1"><text:span text:style-name="T2">CREATE INDEX messages_temp_id_and_rm_stat_idx ON messages (template_id) WHERE (NOT remove_status);</text:span></text:p>
      <text:p text:style-name="P3" loext:marker-style-name="T1"><text:span text:style-name="T2">CREATE INDEX messages_template_id_time_ts_idx ON messages (template_id, time_to_send) WHERE (NOT send_status);</text:span></text:p>
      <text:p text:style-name="P3" loext:marker-style-name="T1"><text:span text:style-name="T2">CREATE INDEX messages_messages_temp_id_cr_at_idx ON messages (template_id ASC, created_at DESC);</text:span></text:p>
      <text:p text:style-name="P3" loext:marker-style-name="T1"><text:span text:style-name="T2">CREATE INDEX messages_remove_st_temp_id_idx ON messages (remove_status, template_id);</text:span></text:p>
      <text:p text:style-name="P3" loext:marker-style-name="T1"><text:span text:style-name="T2"/></text:p>
      <text:p text:style-name="P3" loext:marker-style-name="T1"><text:span text:style-name="T2">ALTER TABLE messages OWNER TO php_notif;</text:span></text:p>
      <text:p text:style-name="P3" loext:marker-style-name="T1"><text:span text:style-name="T2">GRANT SELECT ON messages TO reader;</text:span></text:p>
      <text:p text:style-name="P3" loext:marker-style-name="T1"><text:span text:style-name="T2">GRANT DELETE, INSERT, REFERENCES, SELECT, TRIGGER, TRUNCATE, UPDATE ON messages TO writer;</text:span></text:p>
      <text:p text:style-name="P3" loext:marker-style-name="T1"><text:span text:style-name="T2">GRANT SELECT, UPDATE, USAGE ON SEQUENCE messages_id_seq TO writer;</text:span></text:p>
      <text:p text:style-name="P4" loext:marker-style-name="T1"><text:span text:style-name="T3"/></text:p>
      <text:p text:style-name="P5" loext:marker-style-name="T1"><text:span text:style-name="T2">Объективно:</text:span></text:p>
      <text:p text:style-name="P5" loext:marker-style-name="T1"><text:span text:style-name="T2"/></text:p>
      <text:p text:style-name="P5" loext:marker-style-name="T1"><text:span text:style-name="T2">Таблица состоит из 20 полей, из них 11 типа boolean;</text:span></text:p>
      <text:p text:style-name="P5" loext:marker-style-name="T1"><text:span text:style-name="T2">Содержит 9 </text:span><text:span text:style-name="T4">b-tree-</text:span><text:span text:style-name="T2">индекс</text:span><text:span text:style-name="T5">ов</text:span><text:span text:style-name="T2">, из них:</text:span></text:p>
      <text:p text:style-name="P5" loext:marker-style-name="T1"><text:span text:style-name="T2"><text:tab/></text:span><text:span text:style-name="T5">5</text:span><text:span text:style-name="T4"> </text:span><text:span text:style-name="T5">индексов обычных, из них:</text:span></text:p>
      <text:p text:style-name="P5" loext:marker-style-name="T1"><text:span text:style-name="T5"><text:tab/><text:tab/>1 индекс частичный;</text:span></text:p>
      <text:p text:style-name="P5" loext:marker-style-name="T1"><text:span text:style-name="T2"><text:tab/>2 частичных индекса, </text:span><text:span text:style-name="T6">из них:</text:span></text:p>
      <text:p text:style-name="P5" loext:marker-style-name="T1"><text:soft-page-break/><text:span text:style-name="T6"><text:tab/><text:tab/></text:span><text:span text:style-name="T7">1 </text:span><text:span text:style-name="T6">индекс частичный составной;</text:span></text:p>
      <text:p text:style-name="P5" loext:marker-style-name="T1"><text:span text:style-name="T8"><text:tab/>2</text:span><text:span text:style-name="T4"> </text:span><text:span text:style-name="T5">индекса составных;</text:span></text:p>
      <text:p text:style-name="P6" loext:marker-style-name="T1"><text:span text:style-name="T9">Первичный ключ составной из 4-х полей, их них:</text:span></text:p>
      <text:p text:style-name="P6" loext:marker-style-name="T1"><text:span text:style-name="T9"><text:tab/>profile_id — </text:span><text:span text:style-name="T10">входит в состав обычного индекса</text:span></text:p>
      <text:p text:style-name="P6" loext:marker-style-name="T1"><text:span text:style-name="T10"><text:tab/>template_id — входит в состав 5-ти индексов</text:span></text:p>
      <text:p text:style-name="P6" loext:marker-style-name="T1"><text:span text:style-name="T10"><text:tab/>trigger_uuid и repeat — обычне поля с DEFAULT и NOT NULL</text:span></text:p>
      <text:p text:style-name="P6" loext:marker-style-name="T1"><text:span text:style-name="T10"/></text:p>
      <text:p text:style-name="P6" loext:marker-style-name="T1"><text:span text:style-name="T10"/></text:p>
      <text:p text:style-name="P6" loext:marker-style-name="T1"><text:span text:style-name="T10"/></text:p>
      <text:p text:style-name="P2" loext:marker-style-name="T1"><text:span text:style-name="T3">Общее впечатление:</text:span></text:p>
      <text:p text:style-name="P2" loext:marker-style-name="T1"><text:span text:style-name="T3"/></text:p>
      <text:p text:style-name="P2" loext:marker-style-name="T1"><text:span text:style-name="T3">Структура таблицы и её индексы выглядят переусложненными и содержат несколько </text:span><text:span text:style-name="T11">крайне </text:span><text:span text:style-name="T3">сомнительных решений, которые могут привести к проблемам с производительностью, избыточности данных и усложнению поддержки. Складывается </text:span><text:span text:style-name="T11">такое</text:span><text:span text:style-name="T3"> впечатление, что индексы добавлялись хаотично для решения сиюминутных проблем с производительностью. </text:span></text:p>
      <text:p text:style-name="P7" loext:marker-style-name="T1"><text:span text:style-name="T2"/></text:p>
      <text:p text:style-name="P7" loext:marker-style-name="T1"><text:span text:style-name="T2"/></text:p>
      <text:p text:style-name="P7" loext:marker-style-name="T1"/>
      <text:p text:style-name="P7" loext:marker-style-name="T1">1. Первичный ключ (PRIMARY KEY)</text:p>
      <text:p text:style-name="P7" loext:marker-style-name="T1"/>
      <text:p text:style-name="P7" loext:marker-style-name="T1">Проблема: Составной первичный ключ (profile_id, template_id, trigger_uuid, repeat) очень широкий и громоздкий.</text:p>
      <text:p text:style-name="P7" loext:marker-style-name="T1"/>
      <text:p text:style-name="P8" loext:marker-style-name="T1"><text:tab/>Избыточность и размер: <text:span text:style-name="T12">ш</text:span>ирокий ключ занимает много места не только в самой таблице, но и в каждом вторичном индексе, так как PostgreSQL неявно включает столбцы первичного ключа во все остальные индексы. Это приводит к раздуванию размера индексов и снижению эффективности кэширования.</text:p>
      <text:p text:style-name="P8" loext:marker-style-name="T1"><text:tab/>Конфликт с id bigserial: <text:span text:style-name="T13">в</text:span> таблице есть столбец id типа bigserial, который является классическим кандидатом на роль первичного ключа (суррогатный ключ). Его наличие вместе со сложным составным ключом (естественным ключом) это <text:span text:style-name="T13">технический</text:span> просчёт. Это создаёт путаницу: какой столбец использовать для уникальной идентификации записи? Если для внешних связей используется id, то составной PK становится ещё более бессмысленным.</text:p>
      <text:p text:style-name="P8" loext:marker-style-name="T1"><text:tab/>Сложность обновлений: Обновление любого из полей, входящих в составной ключ (profile_id, template_id, trigger_uuid, repeat), является очень дорогой операцией.</text:p>
      <text:p text:style-name="P8" loext:marker-style-name="T1"/>
      <text:p text:style-name="P8" loext:marker-style-name="T1">Рекомендация: Сделать id первичным ключом (PRIMARY KEY (id)), а для обеспечения уникальности комбинации полей использовать ограничение UNIQUE (profile_id, template_id, trigger_uuid, repeat).</text:p>
      <text:p text:style-name="P7" loext:marker-style-name="T1"/>
      <text:p text:style-name="P7" loext:marker-style-name="T1">2. Индексы</text:p>
      <text:p text:style-name="P7" loext:marker-style-name="T1"/>
      <text:p text:style-name="P7" loext:marker-style-name="T1">Проблема: Чрезмерное и неэффективное индексирование. В таблице 9 индексов помимо первичного ключа, что очень много. Каждый дополнительный индекс замедляет операции записи (INSERT, UPDATE, DELETE) и требует дополнительного места на диске.</text:p>
      <text:p text:style-name="P7" loext:marker-style-name="T1"/>
      <text:p text:style-name="P7" loext:marker-style-name="T1"><text:tab/>Избыточный индекс: Индекс messages_profile_id_idx ON messages (profile_id) полностью избыточен. Запросы, которые могли бы его использовать, с той же (или большей) эффективностью могут использовать индекс первичного ключа, так как он тоже начинается с profile_id.</text:p>
      <text:p text:style-name="P7" loext:marker-style-name="T1"><text:tab/>Пересекающиеся индексы: Существует несколько индексов, начинающихся со столбца template_id:</text:p>
      <text:p text:style-name="P7" loext:marker-style-name="T1"><text:tab/><text:tab/>messages_template_id_idx ON messages (template_id DESC)</text:p>
      <text:p text:style-name="P7" loext:marker-style-name="T1"><text:tab/><text:tab/>messages_temp_id_and_rm_stat_idx ON messages (template_id) WHERE ...</text:p>
      <text:p text:style-name="P7" loext:marker-style-name="T1"><text:tab/><text:tab/>messages_template_id_time_ts_idx ON messages (template_id, time_to_send) WHERE ...</text:p>
      <text:p text:style-name="P7" loext:marker-style-name="T1"><text:tab/><text:tab/>messages_messages_temp_id_cr_at_idx ON messages (template_id ASC, created_at DESC)</text:p>
      <text:p text:style-name="P7" loext:marker-style-name="T1"><text:soft-page-break/><text:tab/><text:tab/>messages_remove_st_temp_id_idx ON messages (remove_status, template_id)</text:p>
      <text:p text:style-name="P7" loext:marker-style-name="T1">Такое количество пересекающихся индексов почти наверняка является избыточным. Например, индекс messages_messages_temp_id_cr_at_idx может обслуживать запросы, которые фильтруют только по template_id. Индекс messages_remove_st_temp_id_idx менее эффективен для запросов вида WHERE template_id = X AND remove_status = Y, чем был бы индекс (template_id, remove_status). Частичный индекс messages_temp_id_and_rm_stat_idx дублирует функциональность messages_remove_st_temp_id_idx для наиболее частого случая.</text:p>
      <text:p text:style-name="P7" loext:marker-style-name="T1"/>
      <text:p text:style-name="P7" loext:marker-style-name="T1"><text:tab/>Индекс по boolean полю: Индекс messages_tis_idx ON messages (try_integration_send) по булевому полю, скорее всего, бесполезен. Его селективность крайне низка (всего два возможных значения), и планировщик запросов PostgreSQL редко будет его использовать, предпочитая полное сканирование таблицы, если только данные не распределены крайне неравномерно (например, 99.9% false и 0.1% true).</text:p>
      <text:p text:style-name="P7" loext:marker-style-name="T1"/>
      <text:p text:style-name="P7" loext:marker-style-name="T1">Рекомендация: Провести ревизию всех запросов к таблице и оставить только те индексы, которые действительно необходимы. Вероятно, можно объединить несколько индексов в один составной или избавиться от половины существующих.</text:p>
      <text:p text:style-name="P7" loext:marker-style-name="T1"/>
      <text:p text:style-name="P7" loext:marker-style-name="T1">3. Типы данных и значения по умолчанию</text:p>
      <text:p text:style-name="P7" loext:marker-style-name="T1">DEFAULT 0 для времени: Установка 0 по умолчанию для полей времени - это семантическая ошибка. 0 (соответствующий началу Unix-эпохи 1970-01-01) является валидным, но редко осмысленным значением. Лучше использовать NULL для обозначения отсутствия значения или CURRENT_TIMESTAMP / now() для времени создания.</text:p>
      <text:p text:style-name="P7" loext:marker-style-name="T1">DEFAULT '' для trigger_uuid: Пустая строка не является валидным UUID. Это может привести к ошибкам в приложениях, которые ожидают корректный UUID. Лучше использовать NULL или генерировать UUID по умолчанию с помощью функции gen_random_uuid().</text:p>
      <text:p text:style-name="P7" loext:marker-style-name="T1">Множество boolean полей: Большое количество булевых флагов (send_status, delivery_status, close_status и т.д.) может быть заменено одним полем-статусом типа integer или enum, что упростит логику и некоторые запросы (например, WHERE status &gt; X).</text:p>
      <text:p text:style-name="P7" loext:marker-style-name="T1"/>
      <text:p text:style-name="P7" loext:marker-style-name="T1">4. Параметры хранения (WITH)</text:p>
      <text:p text:style-name="P7" loext:marker-style-name="T1"/>
      <text:p text:style-name="P9" loext:marker-style-name="T1">Агрессивный AUTOVACUUM: </text:p>
      <text:p text:style-name="P9" loext:marker-style-name="T1">Настройки AUTOVACUUM_... очень агрессивны (VACUUM_SCALE_FACTOR = 0.001 означает запуск вакуума после изменения всего 0.1% таблицы). Это может быть оправдано для таблиц с экстремально высокой частотой UPDATE/DELETE, но для большинства систем это приведёт к постоянной фоновой нагрузке на I/O, отнимая ресурсы у полезных запросов.</text:p>
      <text:p text:style-name="P7" loext:marker-style-name="T1">FILLFACTOR = 90: Этот параметр разумен, если строки часто обновляются с увеличением их размера (например, активно используется поле attributes jsonb). Если же таблица преимущественно INSERT-only, то это приводит к потере 10% дискового пространства.</text:p>
      <text:p text:style-name="P7" loext:marker-style-name="T1">Итог</text:p>
      <text:p text:style-name="P7" loext:marker-style-name="T1">Таблица спроектирована с рядом антипаттернов. Основные проблемы — это нелогичный выбор первичного ключа, избыточное и хаотичное индексирование и сомнительные решения по типам данных. Для оптимизации требуется серьёзный рефакторинг схемы и стратегии индексирования на основе анализа реальных запросов к базе данных.</text:p>
      <text:p text:style-name="P7" loext:marker-style-name="T1"/>
      <text:p text:style-name="P10" loext:marker-style-name="T1">Разумеется. Подход к обработке отсутствующих значений (или их полное избегание) в этой схеме — отдельный и очень серьёзный источник проблем. Вот дополнительная критика, сфокусированная на <text:span text:style-name="Source_20_Text">NULL</text:span>.</text:p>
      <text:p text:style-name="Horizontal_20_Line"/>
      <text:h text:style-name="Heading_20_3" text:outline-level="3">Негативный анализ обработки NULL-значений</text:h>
      <text:p text:style-name="Text_20_body">Фундаментальная проблема этой схемы — паническая боязнь <text:span text:style-name="Source_20_Text">NULL</text:span> и, как следствие, замена его "магическими значениями" (<text:span text:style-name="Source_20_Text">0</text:span>, <text:span text:style-name="Source_20_Text">''</text:span>, <text:span text:style-name="Source_20_Text">FALSE</text:span>). Такой подход не решает проблему отсутствия данных, а лишь маскирует её, создавая множество скрытых мин.</text:p>
      <text:h text:style-name="Heading_20_4" text:outline-level="4"><text:soft-page-break/>1. "Магические значения" — классический антипаттерн</text:h>
      <text:p text:style-name="Text_20_body">Вместо использования стандартного и однозначного <text:span text:style-name="Source_20_Text">NULL</text:span>, который прямо говорит "значение отсутствует или неприменимо", разработчик ввёл собственный, неочевидный язык:</text:p>
      <text:list text:style-name="L1">
        <text:list-item>
          <text:p text:style-name="P11"><text:span text:style-name="Strong_20_Emphasis"><text:span text:style-name="Source_20_Text">transaction_time bigint DEFAULT 0 NOT NULL</text:span></text:span>: Что означает <text:span text:style-name="Source_20_Text">0</text:span>? Это реальное время транзакции, которое случилось в полночь 1 января 1970 года (начало эпохи Unix)? Или это означает, что транзакции не было? Теперь каждая строчка кода, работающая с этим полем, вынуждена содержать проверку: <text:span text:style-name="Source_20_Text">if (transaction_time != 0)</text:span>. Это неоднозначно и опасно. <text:span text:style-name="Source_20_Text">NULL</text:span> здесь был бы ясным и безошибочным сигналом.</text:p>
        </text:list-item>
        <text:list-item>
          <text:p text:style-name="P11"><text:span text:style-name="Strong_20_Emphasis"><text:span text:style-name="Source_20_Text">trigger_uuid text DEFAULT ''::text NOT NULL</text:span></text:span>: Пустая строка — это не UUID. Это мусорное значение. Любой код, который ожидает получить валидный UUID, сломается или потребует дополнительной проверки <text:span text:style-name="Source_20_Text">if (uuid != '')</text:span>. Это нарушает целостность данных на уровне базы. Если в будущем понадобится сделать это поле внешним ключом к таблице триггеров, это будет невозможно без очистки данных.</text:p>
        </text:list-item>
        <text:list-item>
          <text:p text:style-name="P11"><text:span text:style-name="Strong_20_Emphasis"><text:span text:style-name="Source_20_Text">click_... boolean DEFAULT FALSE</text:span></text:span>: Это самый коварный случай. Булевый тип в SQL имеет три состояния: <text:span text:style-name="Source_20_Text">TRUE</text:span>, <text:span text:style-name="Source_20_Text">FALSE</text:span> и <text:span text:style-name="Source_20_Text">NULL</text:span> (неизвестно). Принудительно устанавливая <text:span text:style-name="Source_20_Text">DEFAULT FALSE</text:span>, вы стираете семантическую разницу между "пользователь точно не нажал на кнопку" (<text:span text:style-name="Source_20_Text">FALSE</text:span>) и "состояние нажатия неизвестно" (<text:span text:style-name="Source_20_Text">NULL</text:span>), например, потому что сообщение ещё даже не было отправлено. Это приводит к логическим ошибкам. Например, аналитический запрос "посчитать процент неоткрытых, но доставленных сообщений" становится невозможным, если у всех неоткрытых сообщений стоит <text:span text:style-name="Source_20_Text">read_status = FALSE</text:span> вместо <text:span text:style-name="Source_20_Text">NULL</text:span>.</text:p>
        </text:list-item>
      </text:list>
      <text:h text:style-name="Heading_20_4" text:outline-level="4">2. Непоследовательность и хаос</text:h>
      <text:p text:style-name="Text_20_body">Хуже всего то, что этот порочный подход применяется непоследовательно.</text:p>
      <text:list text:style-name="L2">
        <text:list-item>
          <text:p text:style-name="P12">Столбцы <text:span text:style-name="Source_20_Text">send_status</text:span>, <text:span text:style-name="Source_20_Text">delivery_status</text:span>, <text:span text:style-name="Source_20_Text">read_status</text:span> <text:span text:style-name="Strong_20_Emphasis">могут</text:span> быть <text:span text:style-name="Source_20_Text">NULL</text:span>. </text:p>
        </text:list-item>
        <text:list-item>
          <text:p text:style-name="P13">Столбцы <text:span text:style-name="Source_20_Text">click_text</text:span>, <text:span text:style-name="Source_20_Text">click_button1</text:span>, <text:span text:style-name="Source_20_Text">click_button2</text:span> <text:span text:style-name="Strong_20_Emphasis">не могут</text:span> быть <text:span text:style-name="Source_20_Text">NULL</text:span>. </text:p>
        </text:list-item>
      </text:list>
      <text:p text:style-name="Text_20_body">Почему? Какая бизнес-логика стоит за этим решением? Её отсутствие порождает хаос. Разработчик, работающий с этой таблицей, не может доверять своим интуитивным ожиданиям. Ему придётся постоянно заглядывать в схему, чтобы вспомнить, где ожидать <text:span text:style-name="Source_20_Text">NULL</text:span>, а где — <text:span text:style-name="Source_20_Text">0</text:span>, <text:span text:style-name="Source_20_Text">''</text:span> или <text:span text:style-name="Source_20_Text">FALSE</text:span>. Это прямой путь к багам.</text:p>
      <text:h text:style-name="Heading_20_4" text:outline-level="4">3. Усложнение и неэффективность запросов</text:h>
      <text:list text:style-name="L3">
        <text:list-item>
          <text:p text:style-name="P14"><text:span text:style-name="Strong_20_Emphasis">Запросы становятся уродливыми:</text:span> Вместо элегантного <text:span text:style-name="Source_20_Text">WHERE transaction_time IS NULL</text:span> приходится писать <text:span text:style-name="Source_20_Text">WHERE transaction_time = 0</text:span>. Это может сбить с толку оптимизатор запросов и усложняет чтение кода. </text:p>
        </text:list-item>
        <text:list-item>
          <text:p text:style-name="P14"><text:span text:style-name="Strong_20_Emphasis">Ловушки с </text:span><text:span text:style-name="Strong_20_Emphasis"><text:span text:style-name="Source_20_Text">NOT</text:span></text:span><text:span text:style-name="Strong_20_Emphasis">:</text:span> Запрос <text:span text:style-name="Source_20_Text">WHERE NOT click_status</text:span> (чтобы найти все некликнутые) вернёт только строки с <text:span text:style-name="Source_20_Text">click_status = FALSE</text:span>. Если бы в столбце были <text:span text:style-name="Source_20_Text">NULL</text:span> (например, для неотправленных сообщений), они бы в выборку не попали, что часто является ошибкой. Приходится <text:soft-page-break/>писать громоздкие конструкции <text:span text:style-name="Source_20_Text">WHERE click_status IS FALSE OR click_status IS NULL</text:span>. Схема с <text:span text:style-name="Source_20_Text">DEFAULT FALSE</text:span> лишает вас этой гибкости. </text:p>
        </text:list-item>
        <text:list-item>
          <text:p text:style-name="P15"><text:span text:style-name="Strong_20_Emphasis">Сломанные частичные индексы:</text:span> Индекс <text:span text:style-name="Source_20_Text">... WHERE (NOT remove_status)</text:span> построен для записей, где <text:span text:style-name="Source_20_Text">remove_status</text:span> равен <text:span text:style-name="Source_20_Text">FALSE</text:span>. Он полностью проигнорирует строки, где <text:span text:style-name="Source_20_Text">remove_status</text:span> мог бы быть <text:span text:style-name="Source_20_Text">NULL</text:span> (например, "статус удаления ещё не определён"). Если бизнес-логика предполагает обработку таких строк, этот индекс бесполезен для них и даже вреден, так как создаёт иллюзию полной оптимизации. </text:p>
        </text:list-item>
      </text:list>
      <text:h text:style-name="Heading_20_3" text:outline-level="3">Итоговый вердикт по NULL</text:h>
      <text:p text:style-name="Text_20_body">Отказ от <text:span text:style-name="Source_20_Text">NULL</text:span> в пользу "магических значений" — это признак незрелого проектирования баз данных. Это решение не избавляет от сложности, а лишь переносит её с уровня базы данных (где она решается стандартными средствами) на уровень приложения, причём в умноженном виде. Схема активно борется со стандартными возможностями SQL, создавая неоднозначную, ненадёжную и сложную в поддержке структуру, которая является минным полем для разработчиков.</text:p>
      <text:p text:style-name="P7" loext:marker-style-name="T1"/>
      <text:p text:style-name="P10" loext:marker-style-name="T1">Добавить негатива по поводу использования null-значений </text:p>
      <text:p text:style-name="P16">Show thinking</text:p>
      <text:section text:style-name="Sect1" text:name="model-response-message-contentr_15f2ccd71f612463">
        <text:p text:style-name="P17">Конечно. Если в прошлый раз мы критиковали отказ от <text:span text:style-name="Source_20_Text">NULL</text:span>, то теперь добавим негатива по поводу того, как <text:span text:style-name="Source_20_Text">NULL</text:span> всё-таки <text:span text:style-name="Strong_20_Emphasis">используется</text:span> в этой таблице.</text:p>
        <text:p text:style-name="Text_20_body">Проблема этой схемы не только в том, что она избегает <text:span text:style-name="Source_20_Text">NULL</text:span> там, где он нужен. Проблема в том, что она создаёт <text:span text:style-name="Strong_20_Emphasis">"худшее из двух миров"</text:span>: она страдает и от "магических значений", и от абсолютно бессистемного и опасного применения <text:span text:style-name="Source_20_Text">NULL</text:span> в тех местах, где он всё же разрешён.</text:p>
        <text:p text:style-name="Horizontal_20_Line"/>
        <text:h text:style-name="Heading_20_3" text:outline-level="3">Негативный анализ использования NULL-значений</text:h>
        <text:p text:style-name="Text_20_body">Если предыдущий анализ вскрыл проблему "боязни <text:span text:style-name="Source_20_Text">NULL</text:span>", то более глубокий взгляд показывает, что разработчик не боится <text:span text:style-name="Source_20_Text">NULL</text:span>, а просто не понимает, как с ним работать. Это привело к созданию хаотичной и непредсказуемой структуры.</text:p>
        <text:h text:style-name="Heading_20_4" text:outline-level="4">1. Ад трёхзначной логики (Three-Valued Logic)</text:h>
        <text:p text:style-name="Text_20_body">В SQL столбец типа <text:span text:style-name="Source_20_Text">boolean</text:span> имеет не два состояния (<text:span text:style-name="Source_20_Text">TRUE</text:span>, <text:span text:style-name="Source_20_Text">FALSE</text:span>), а три (<text:span text:style-name="Source_20_Text">TRUE</text:span>, <text:span text:style-name="Source_20_Text">FALSE</text:span>, <text:span text:style-name="Source_20_Text">NULL</text:span>). Разрешив <text:span text:style-name="Source_20_Text">NULL</text:span> в полях <text:span text:style-name="Source_20_Text">send_status</text:span>, <text:span text:style-name="Source_20_Text">delivery_status</text:span>, <text:span text:style-name="Source_20_Text">read_status</text:span> и т.д., схема открыла ящик Пандоры для багов, которые постоянно ловят даже опытные разработчики.</text:p>
        <text:list text:style-name="L4">
          <text:list-item>
            <text:p text:style-name="P18"><text:span text:style-name="Strong_20_Emphasis">Интуиция вас подведёт:</text:span> Запрос <text:span text:style-name="Source_20_Text">WHERE send_status != TRUE</text:span> <text:span text:style-name="Strong_20_Emphasis">не вернёт</text:span> вам записи, где <text:span text:style-name="Source_20_Text">send_status</text:span> равен <text:span text:style-name="Source_20_Text">FALSE</text:span> и <text:span text:style-name="Source_20_Text">NULL</text:span>. Он вернёт только <text:span text:style-name="Source_20_Text">FALSE</text:span>. Чтобы получить всё, что не является <text:span text:style-name="Source_20_Text">TRUE</text:span>, нужно писать <text:span text:style-name="Source_20_Text">WHERE send_status IS NOT TRUE</text:span>. </text:p>
          </text:list-item>
          <text:list-item>
            <text:p text:style-name="P19"><text:soft-page-break/><text:span text:style-name="Strong_20_Emphasis">Оператор </text:span><text:span text:style-name="Strong_20_Emphasis"><text:span text:style-name="Source_20_Text">NOT</text:span></text:span><text:span text:style-name="Strong_20_Emphasis"> становится ловушкой:</text:span> Запрос <text:span text:style-name="Source_20_Text">WHERE NOT send_status</text:span> является сокращением для <text:span text:style-name="Source_20_Text">WHERE send_status = FALSE</text:span>. Он <text:span text:style-name="Strong_20_Emphasis">проигнорирует все </text:span><text:span text:style-name="Strong_20_Emphasis"><text:span text:style-name="Source_20_Text">NULL</text:span></text:span>. Это значит, что попытка найти "неотправленные" сообщения таким запросом приведёт к потере данных, если их статус был <text:span text:style-name="Source_20_Text">NULL</text:span>. </text:p>
          </text:list-item>
        </text:list>
        <text:p text:style-name="Text_20_body">Разрешая <text:span text:style-name="Source_20_Text">NULL</text:span> в этих флагах, схема заставляет каждого разработчика постоянно помнить об особенностях трёхзначной логики, что неизбежно приводит к ошибкам в сложных запросах.</text:p>
        <text:h text:style-name="Heading_20_4" text:outline-level="4">2. Вопиющая непоследовательность — главный грех</text:h>
        <text:p text:style-name="Text_20_body">Это самая большая проблема. Схема не имеет единой философии.</text:p>
        <text:list text:style-name="L5">
          <text:list-item>
            <text:p text:style-name="P20"><text:span text:style-name="Source_20_Text">read_status</text:span> может быть <text:span text:style-name="Source_20_Text">NULL</text:span>. </text:p>
          </text:list-item>
          <text:list-item>
            <text:p text:style-name="P21"><text:span text:style-name="Source_20_Text">click_button1</text:span> не может быть <text:span text:style-name="Source_20_Text">NULL</text:span> (у него <text:span text:style-name="Source_20_Text">DEFAULT FALSE</text:span>). </text:p>
          </text:list-item>
        </text:list>
        <text:p text:style-name="Text_20_body">Что это значит с точки зрения бизнеса? Почему у "прочтения" может быть неизвестный статус, а у "клика по кнопке 1" — нет? Это архитектурная шизофрения. Разработчик вынужден не программировать, а заниматься археологией, пытаясь угадать, какой тайный смысл вкладывался в каждое конкретное поле. Эта непоследовательность превращает таблицу в минное поле.</text:p>
        <text:h text:style-name="Heading_20_4" text:outline-level="4">3. <text:span text:style-name="Source_20_Text">NULL</text:span> как информационная чёрная дыра</text:h>
        <text:p text:style-name="Text_20_body">В столбцах, где <text:span text:style-name="Source_20_Text">NULL</text:span> разрешён, его значение абсолютно неясно.</text:p>
        <text:list text:style-name="L6">
          <text:list-item>
            <text:p text:style-name="P22">Что означает <text:span text:style-name="Source_20_Text">time_to_send IS NULL</text:span>? </text:p>
            <text:list>
              <text:list-item>
                <text:p text:style-name="P22">Сообщение должно быть отправлено немедленно? </text:p>
              </text:list-item>
              <text:list-item>
                <text:p text:style-name="P22">Сообщение вообще не должно быть отправлено? </text:p>
              </text:list-item>
              <text:list-item>
                <text:p text:style-name="P22">Время отправки ещё не рассчитано? </text:p>
              </text:list-item>
              <text:list-item>
                <text:p text:style-name="P23">Произошла ошибка при расчёте времени? </text:p>
              </text:list-item>
            </text:list>
          </text:list-item>
        </text:list>
        <text:p text:style-name="Text_20_body"><text:span text:style-name="Source_20_Text">NULL</text:span> может означать всё что угодно. Без жёсткой конвенции и документации (которых, судя по схеме, нет), <text:span text:style-name="Source_20_Text">NULL</text:span> становится синонимом "я не знаю", что делает данные бесполезными для анализа и отладки.</text:p>
        <text:h text:style-name="Heading_20_4" text:outline-level="4">4. Неочевидное поведение агрегатных функций</text:h>
        <text:p text:style-name="Text_20_body">Аналитические запросы по этой таблице будут постоянно врать.</text:p>
        <text:list text:style-name="L7">
          <text:list-item>
            <text:p text:style-name="P24"><text:span text:style-name="Source_20_Text">COUNT(*)</text:span> посчитает все строки. </text:p>
          </text:list-item>
          <text:list-item>
            <text:p text:style-name="P25"><text:span text:style-name="Source_20_Text">COUNT(read_status)</text:span> посчитает только строки, где <text:span text:style-name="Source_20_Text">read_status</text:span> не <text:span text:style-name="Source_20_Text">NULL</text:span>. </text:p>
          </text:list-item>
        </text:list>
        <text:p text:style-name="Text_20_body"><text:soft-page-break/>Запрос на "процент прочитанных сообщений" вида <text:span text:style-name="Source_20_Text">AVG(CASE WHEN read_status THEN 1 ELSE 0 END)</text:span> даст совершенно разные результаты в зависимости от того, как он обработает <text:span text:style-name="Source_20_Text">NULL</text:span>. <text:span text:style-name="Source_20_Text">AVG</text:span> по умолчанию игнорирует <text:span text:style-name="Source_20_Text">NULL</text:span>, что может искажать статистику. Например, для значений <text:span text:style-name="Source_20_Text">[TRUE, FALSE, NULL]</text:span> среднее будет не 33%, а 50%. Является ли это ожидаемым поведением? Неизвестно.</text:p>
        <text:h text:style-name="Heading_20_4" text:outline-level="4">5. Двойная проблема с <text:span text:style-name="Source_20_Text">jsonb</text:span></text:h>
        <text:p text:style-name="Text_20_body">Столбец <text:span text:style-name="Source_20_Text">attributes</text:span> имеет <text:span text:style-name="Source_20_Text">DEFAULT '{}'</text:span>, но при этом <text:span text:style-name="Strong_20_Emphasis">может быть </text:span><text:span text:style-name="Strong_20_Emphasis"><text:span text:style-name="Source_20_Text">NULL</text:span></text:span>. Теперь у атрибутов сообщения есть три состояния:</text:p>
        <text:list text:style-name="L8">
          <text:list-item>
            <text:p text:style-name="P26">Осмысленный JSON: <text:span text:style-name="Source_20_Text">{'key': 'value'}</text:span> </text:p>
          </text:list-item>
          <text:list-item>
            <text:p text:style-name="P26">Пустой JSON: <text:span text:style-name="Source_20_Text">{}</text:span> </text:p>
          </text:list-item>
          <text:list-item>
            <text:p text:style-name="P27">Отсутствие JSON: <text:span text:style-name="Source_20_Text">NULL</text:span> </text:p>
          </text:list-item>
        </text:list>
        <text:p text:style-name="Text_20_body">Чем состояние 2 отличается от состояния 3? Приложение теперь должно обрабатывать оба случая, что усложняет код без всякой на то причины. Единообразный подход (<text:span text:style-name="Source_20_Text">NOT NULL DEFAULT '{}'</text:span>) устранил бы эту двусмысленность.</text:p>
        <text:h text:style-name="Heading_20_3" text:outline-level="3">Итоговый вердикт по использованию NULL</text:h>
        <text:p text:style-name="Text_20_body">Бессистемное использование <text:span text:style-name="Source_20_Text">NULL</text:span> в этой схеме ещё хуже, чем полный отказ от него. Оно создаёт "когнитивную нагрузку" на разработчиков, заставляет их угадывать скрытые смыслы и защищаться от подводных камней трёхзначной логики. Непоследовательность в правилах <text:span text:style-name="Source_20_Text">NULL</text:span>/<text:span text:style-name="Source_20_Text">NOT NULL</text:span> — это яркий признак отсутствия проектирования. В результате получилась ненадёжная, хрупкая и непредсказуемая структура, работа с которой будет источником постоянных багов и головной боли.</text:p>
      </text:section>
      <text:p text:style-name="P10" loext:marker-style-name="T1">Добавить серьезную критику расположения типов полей с расчетами и с учетом выравнивания </text:p>
      <text:p text:style-name="P16">Show thinking</text:p>
      <text:section text:style-name="Sect1" text:name="model-response-message-contentr_c624167f4e2c6029">
        <text:p text:style-name="P17">Конечно. Вот серьёзная критика, сфокусированная исключительно на физическом расположении колонок, выравнивании данных и его катастрофическом влиянии на производительность и расход ресурсов.</text:p>
        <text:p text:style-name="Horizontal_20_Line"/>
        <text:h text:style-name="Heading_20_3" text:outline-level="3">Критика расположения полей: архитектурный просчёт на физическом уровне</text:h>
        <text:p text:style-name="Text_20_body">Если предыдущие анализы вскрывали проблемы на логическом уровне (индексы, типы, <text:span text:style-name="Source_20_Text">NULL</text:span>), то анализ физического расположения колонок выявляет ещё более фундаментальный недостаток — полное игнорирование принципов работы СУБД с памятью и диском. Порядок полей в этой таблице не просто неоптимален, он <text:span text:style-name="Strong_20_Emphasis">катастрофически неэффективен</text:span> и свидетельствует о халатном подходе к проектированию высоконагруженных систем.</text:p>
        <text:h text:style-name="Heading_20_4" text:outline-level="4">## Проблема: выравнивание данных и скрытые издержки (Padding)</text:h>
        <text:p text:style-name="Text_20_body">Для эффективной работы процессора данные в памяти должны быть "выровнены". Это означает, что адрес в памяти, с которого начинается значение определённого типа, должен быть кратен размеру этого типа. Например, 8-байтовое значение <text:span text:style-name="Source_20_Text">bigint</text:span> должно начинаться с адреса, кратного 8.</text:p>
        <text:p text:style-name="Text_20_body"><text:soft-page-break/>Когда PostgreSQL сохраняет строку на диск (и загружает её в память), он принудительно следует этим правилам. Если порядок колонок неудачен, система вставляет между ними пустые "прокладки" (padding bytes), чтобы выровнять адрес следующей колонки. Эти байты — <text:span text:style-name="Strong_20_Emphasis">чистая потеря пространства и производительности</text:span>.</text:p>
        <text:h text:style-name="Heading_20_4" text:outline-level="4">## Практический расчёт потерь в таблице <text:span text:style-name="Source_20_Text">messages</text:span></text:h>
        <text:p text:style-name="Text_20_body">Давайте проанализируем исходный порядок полей и посчитаем потери.</text:p>
        <text:p text:style-name="Text_20_body"><text:span text:style-name="Strong_20_Emphasis">Ключевые размеры и требования к выравниванию:</text:span></text:p>
        <text:list text:style-name="L9">
          <text:list-item>
            <text:p text:style-name="P28"><text:span text:style-name="Source_20_Text">bigint</text:span> / <text:span text:style-name="Source_20_Text">bigserial</text:span>: 8 байт, выравнивание по 8 байт. </text:p>
          </text:list-item>
          <text:list-item>
            <text:p text:style-name="P28"><text:span text:style-name="Source_20_Text">integer</text:span>: 4 байта, выравнивание по 4 байта. </text:p>
          </text:list-item>
          <text:list-item>
            <text:p text:style-name="P28"><text:span text:style-name="Source_20_Text">boolean</text:span>: 1 байт, выравнивание по 1 байту. </text:p>
          </text:list-item>
          <text:list-item>
            <text:p text:style-name="P29"><text:span text:style-name="Source_20_Text">text</text:span> / <text:span text:style-name="Source_20_Text">jsonb</text:span>: переменный размер, выравнивание заголовка по 4 байта. </text:p>
          </text:list-item>
        </text:list>
        <text:p text:style-name="Text_20_body">Теперь пройдёмся по самым вопиющим местам в вашей структуре:</text:p>
        <text:list text:style-name="L10">
          <text:list-item>
            <text:p text:style-name="P30"><text:span text:style-name="Strong_20_Emphasis">Первый провал:</text:span> Последовательность <text:span text:style-name="Source_20_Text">...remove_status (boolean), transaction_time (bigint)...</text:span></text:p>
            <text:list>
              <text:list-item>
                <text:p text:style-name="P31">Идёт непрерывная серия из шести полей <text:span text:style-name="Source_20_Text">boolean</text:span> (6 байт). </text:p>
              </text:list-item>
              <text:list-item>
                <text:p text:style-name="P31">Общий размер до <text:span text:style-name="Source_20_Text">transaction_time</text:span> составляет <text:span text:style-name="Source_20_Text">(3 * 8) + 6 = 30</text:span> байт. </text:p>
              </text:list-item>
              <text:list-item>
                <text:p text:style-name="P31">Поле <text:span text:style-name="Source_20_Text">transaction_time</text:span> (8 байт) должно начаться с адреса, кратного 8. Следующий такой адрес после 30 — это 32. </text:p>
              </text:list-item>
              <text:list-item>
                <text:p text:style-name="P31"><text:span text:style-name="Strong_20_Emphasis">Результат:</text:span> PostgreSQL вставляет <text:span text:style-name="Strong_20_Emphasis">2 байта мусора</text:span> (padding) между <text:span text:style-name="Source_20_Text">remove_status</text:span> и <text:span text:style-name="Source_20_Text">transaction_time</text:span>. </text:p>
              </text:list-item>
            </text:list>
          </text:list-item>
          <text:list-item>
            <text:p text:style-name="P30"><text:span text:style-name="Strong_20_Emphasis">Второй провал:</text:span> Последовательность <text:span text:style-name="Source_20_Text">...click_button3 (boolean), ... time_to_send (bigint)...</text:span></text:p>
            <text:list>
              <text:list-item>
                <text:p text:style-name="P31">После <text:span text:style-name="Source_20_Text">transaction_time</text:span> (с учётом паддинга) идёт ещё 4 поля <text:span text:style-name="Source_20_Text">boolean</text:span>. Смещение достигает <text:span text:style-name="Source_20_Text">40 + 4 = 44</text:span> байта. </text:p>
              </text:list-item>
              <text:list-item>
                <text:p text:style-name="P31"><text:span text:style-name="Source_20_Text">time_to_send</text:span> (8 байт) должен начаться с адреса, кратного 8. Следующий адрес после 44 — это 48. </text:p>
              </text:list-item>
              <text:list-item>
                <text:p text:style-name="P31"><text:span text:style-name="Strong_20_Emphasis">Результат:</text:span> PostgreSQL вставляет <text:span text:style-name="Strong_20_Emphasis">4 байта мусора</text:span> между полями (если пропустить <text:span text:style-name="Source_20_Text">jsonb</text:span>). </text:p>
              </text:list-item>
            </text:list>
          </text:list-item>
          <text:list-item>
            <text:p text:style-name="P30"><text:span text:style-name="Strong_20_Emphasis">Третий провал:</text:span> Конец таблицы <text:span text:style-name="Source_20_Text">...try_integration_send (boolean), repeat (integer)</text:span></text:p>
            <text:list>
              <text:list-item>
                <text:p text:style-name="P31"><text:span text:style-name="Source_20_Text">try_integration_send</text:span> (1 байт) добавляется к текущему смещению. </text:p>
              </text:list-item>
              <text:list-item>
                <text:p text:style-name="P30"><text:span text:style-name="Source_20_Text">repeat</text:span> (4 байта) должен начаться с адреса, кратного 4. В зависимости от точного смещения, здесь будет добавлено <text:span text:style-name="Strong_20_Emphasis">от 0 до 3 байт мусора</text:span>. В нашей модели после всех <text:span text:style-name="Source_20_Text">bigint</text:span> и <text:span text:style-name="Source_20_Text">boolean</text:span> это ещё 3 байта. </text:p>
              </text:list-item>
            </text:list>
          </text:list-item>
        </text:list>
        <text:p text:style-name="Text_20_body"><text:span text:style-name="Strong_20_Emphasis">Итог потерь:</text:span> На каждой строке таблицы мы теряем как минимум <text:span text:style-name="Strong_20_Emphasis">9-10 байт</text:span> просто из-за неверного порядка колонок.</text:p>
        <text:p text:style-name="Text_20_body">Кажется, что это мелочь? Давайте посчитаем.</text:p>
        <text:list text:style-name="L11">
          <text:list-item>
            <text:p text:style-name="P32"><text:span text:style-name="Strong_20_Emphasis">На 100 миллионах записей</text:span> это <text:span text:style-name="Strong_20_Emphasis">~1 ГБ</text:span> потерянного места на диске и, что гораздо важнее, в оперативной памяти (buffer pool). </text:p>
          </text:list-item>
          <text:list-item>
            <text:p text:style-name="P33"><text:soft-page-break/><text:span text:style-name="Strong_20_Emphasis">На миллиарде записей</text:span> это <text:span text:style-name="Strong_20_Emphasis">~10 ГБ</text:span> чистого мусора. </text:p>
          </text:list-item>
        </text:list>
        <text:p text:style-name="Text_20_body">Это не просто потраченное место. Это означает:</text:p>
        <text:list text:style-name="L12">
          <text:list-item>
            <text:p text:style-name="P34"><text:span text:style-name="Strong_20_Emphasis">Меньше полезных строк в одной странице данных (8 КБ).</text:span> </text:p>
          </text:list-item>
          <text:list-item>
            <text:p text:style-name="P34"><text:span text:style-name="Strong_20_Emphasis">Больше дисковых I/O операций</text:span> для сканирования одного и того же количества данных. </text:p>
          </text:list-item>
          <text:list-item>
            <text:p text:style-name="P35"><text:span text:style-name="Strong_20_Emphasis">Неэффективное использование кэша CPU</text:span>, так как в одну кэш-линию попадает мусор вместо полезных данных. </text:p>
          </text:list-item>
        </text:list>
        <text:h text:style-name="Heading_20_4" text:outline-level="4">## Оптимальное расположение: как следовало сделать</text:h>
        <text:p text:style-name="Text_20_body">Профессиональный подход требует простого правила: <text:span text:style-name="Strong_20_Emphasis">сортировать колонки по убыванию их требования к выравниванию.</text:span></text:p>
        <text:list text:style-name="L13">
          <text:list-item>
            <text:p text:style-name="P36"><text:span text:style-name="Strong_20_Emphasis">Сначала 8-байтовые:</text:span> все <text:span text:style-name="Source_20_Text">bigint</text:span> и <text:span text:style-name="Source_20_Text">bigserial</text:span>. </text:p>
          </text:list-item>
          <text:list-item>
            <text:p text:style-name="P36"><text:span text:style-name="Strong_20_Emphasis">Затем 4-байтовые:</text:span> все <text:span text:style-name="Source_20_Text">integer</text:span> (и <text:span text:style-name="Source_20_Text">text</text:span>/<text:span text:style-name="Source_20_Text">jsonb</text:span> с их 4-байтными заголовками). </text:p>
          </text:list-item>
          <text:list-item>
            <text:p text:style-name="P37"><text:span text:style-name="Strong_20_Emphasis">В конце 1-байтовые:</text:span> все <text:span text:style-name="Source_20_Text">boolean</text:span>. </text:p>
          </text:list-item>
        </text:list>
        <text:p text:style-name="Text_20_body"><text:span text:style-name="Strong_20_Emphasis">Правильный порядок:</text:span></text:p>
        <text:p text:style-name="P17">SQL</text:p>
        <text:p text:style-name="Preformatted_20_Text"><text:span text:style-name="Source_20_Text">CREATE TABLE messages_optimized</text:span></text:p>
        <text:p text:style-name="Preformatted_20_Text"><text:span text:style-name="Source_20_Text">(</text:span></text:p>
        <text:p text:style-name="Preformatted_20_Text"><text:span text:style-name="Source_20_Text"><text:s text:c="4"/>-- 8-байтовые поля</text:span></text:p>
        <text:p text:style-name="Preformatted_20_Text"><text:span text:style-name="Source_20_Text"><text:s text:c="4"/>id bigserial,</text:span></text:p>
        <text:p text:style-name="Preformatted_20_Text"><text:span text:style-name="Source_20_Text"><text:s text:c="4"/>profile_id bigint NOT NULL,</text:span></text:p>
        <text:p text:style-name="Preformatted_20_Text"><text:span text:style-name="Source_20_Text"><text:s text:c="4"/>template_id bigint NOT NULL,</text:span></text:p>
        <text:p text:style-name="Preformatted_20_Text"><text:span text:style-name="Source_20_Text"><text:s text:c="4"/>transaction_time bigint DEFAULT 0 NOT NULL,</text:span></text:p>
        <text:p text:style-name="Preformatted_20_Text"><text:span text:style-name="Source_20_Text"><text:s text:c="4"/>created_at bigint DEFAULT 0,</text:span></text:p>
        <text:p text:style-name="Preformatted_20_Text"><text:span text:style-name="Source_20_Text"><text:s text:c="4"/>time_to_send bigint,</text:span></text:p>
        <text:p text:style-name="Preformatted_20_Text"/>
        <text:p text:style-name="Preformatted_20_Text"><text:span text:style-name="Source_20_Text"><text:s text:c="4"/>-- 4-байтовые поля</text:span></text:p>
        <text:p text:style-name="Preformatted_20_Text"><text:span text:style-name="Source_20_Text"><text:s text:c="4"/>repeat integer DEFAULT 0 NOT NULL,</text:span></text:p>
        <text:p text:style-name="Preformatted_20_Text"/>
        <text:p text:style-name="Preformatted_20_Text"><text:span text:style-name="Source_20_Text"><text:s text:c="4"/>-- Поля переменной длины (выравнивание 4 байта)</text:span></text:p>
        <text:p text:style-name="Preformatted_20_Text"><text:span text:style-name="Source_20_Text"><text:s text:c="4"/>attributes jsonb DEFAULT '{}'::jsonb,</text:span></text:p>
        <text:p text:style-name="Preformatted_20_Text"><text:span text:style-name="Source_20_Text"><text:s text:c="4"/>trigger_uuid text DEFAULT ''::text NOT NULL,</text:span></text:p>
        <text:p text:style-name="Preformatted_20_Text"/>
        <text:p text:style-name="Preformatted_20_Text"><text:span text:style-name="Source_20_Text"><text:s text:c="4"/>-- 1-байтовые поля (boolean)</text:span></text:p>
        <text:p text:style-name="Preformatted_20_Text"><text:span text:style-name="Source_20_Text"><text:s text:c="4"/>send_status boolean,</text:span></text:p>
        <text:p text:style-name="Preformatted_20_Text"><text:span text:style-name="Source_20_Text"><text:s text:c="4"/>delivery_status boolean,</text:span></text:p>
        <text:p text:style-name="Preformatted_20_Text"><text:span text:style-name="Source_20_Text"><text:s text:c="4"/>close_status boolean,</text:span></text:p>
        <text:p text:style-name="Preformatted_20_Text"><text:span text:style-name="Source_20_Text"><text:s text:c="4"/>click_status boolean,</text:span></text:p>
        <text:p text:style-name="Preformatted_20_Text"><text:span text:style-name="Source_20_Text"><text:s text:c="4"/>read_status boolean,</text:span></text:p>
        <text:p text:style-name="Preformatted_20_Text"><text:span text:style-name="Source_20_Text"><text:s text:c="4"/>remove_status boolean,</text:span></text:p>
        <text:p text:style-name="Preformatted_20_Text"><text:span text:style-name="Source_20_Text"><text:s text:c="4"/>click_text boolean DEFAULT FALSE,</text:span></text:p>
        <text:p text:style-name="Preformatted_20_Text"><text:soft-page-break/><text:span text:style-name="Source_20_Text"><text:s text:c="4"/>click_button2 boolean DEFAULT FALSE,</text:span></text:p>
        <text:p text:style-name="Preformatted_20_Text"><text:span text:style-name="Source_20_Text"><text:s text:c="4"/>click_button1 boolean DEFAULT FALSE,</text:span></text:p>
        <text:p text:style-name="Preformatted_20_Text"><text:span text:style-name="Source_20_Text"><text:s text:c="4"/>click_button3 boolean DEFAULT FALSE,</text:span></text:p>
        <text:p text:style-name="Preformatted_20_Text"><text:span text:style-name="Source_20_Text"><text:s text:c="4"/>try_integration_send boolean,</text:span></text:p>
        <text:p text:style-name="Preformatted_20_Text"/>
        <text:p text:style-name="Preformatted_20_Text"><text:span text:style-name="Source_20_Text"><text:s text:c="4"/>PRIMARY KEY (profile_id, template_id, trigger_uuid, repeat)</text:span></text:p>
        <text:p text:style-name="P38"><text:span text:style-name="Source_20_Text">);</text:span></text:p>
        <text:p text:style-name="Text_20_body">В таком порядке <text:span text:style-name="Source_20_Text">padding</text:span> (пустые байты) между колонками будет сведен к абсолютному минимуму (0 или 1 байт на всю строку). Все данные лягут плотно друг к другу.</text:p>
        <text:h text:style-name="Heading_20_3" text:outline-level="3">Финальный вердикт</text:h>
        <text:p text:style-name="Text_20_body">Текущее расположение полей — это не просто мелкая неоптимальность, это грубая техническая ошибка, которая напрямую "сжигает" деньги, затраченные на диски и оперативную память, и снижает предельную производительность всей системы. В таблице, которая, судя по её структуре, предназначена для миллионов или миллиардов записей, такой просчёт непростителен.</text:p>
      </text:section>
      <text:p text:style-name="P7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 Serif Collection" svg:font-family="'Sans Serif Collection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25cm" style:contextual-spacing="false" fo:line-height="115%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15:47:48.261000000</meta:creation-date>
    <dc:date>2025-05-29T11:00:37.457000000</dc:date>
    <meta:editing-duration>PT42M3S</meta:editing-duration>
    <meta:editing-cycles>6</meta:editing-cycles>
    <meta:generator>LibreOffice/24.8.6.2$Windows_X86_64 LibreOffice_project/6d98ba145e9a8a39fc57bcc76981d1fb1316c60c</meta:generator>
    <meta:document-statistic meta:table-count="0" meta:image-count="0" meta:object-count="0" meta:page-count="10" meta:paragraph-count="210" meta:word-count="2828" meta:character-count="21226" meta:non-whitespace-character-count="18466"/>
  </office:meta>
</office:document-meta>
</file>